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1"/>
    <style:style style:name="ce5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table:style-name="Default"/>
          <table:table-cell/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xList</text:p>
          </table:table-cell>
          <table:table-cell/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Default" office:value-type="float" office:value="2968" calcext:value-type="float">
            <text:p>2968</text:p>
          </table:table-cell>
          <table:table-cell/>
          <table:table-cell table:formula="of:=([.B3]-[.$B$43])^2" office:value-type="float" office:value="3786916" calcext:value-type="float">
            <text:p>3786916</text:p>
          </table:table-cell>
          <table:table-cell table:formula="of:=([.B3]-[.$B$43])^4" office:value-type="float" office:value="14340732791056" calcext:value-type="float">
            <text:p>1434073279105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897" calcext:value-type="float">
            <text:p>2897</text:p>
          </table:table-cell>
          <table:table-cell/>
          <table:table-cell table:formula="of:=([.B4]-[.$B$43])^2" office:value-type="float" office:value="3515625" calcext:value-type="float">
            <text:p>3515625</text:p>
          </table:table-cell>
          <table:table-cell table:formula="of:=([.B4]-[.$B$43])^4" office:value-type="float" office:value="12359619140625" calcext:value-type="float">
            <text:p>1235961914062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785" calcext:value-type="float">
            <text:p>2785</text:p>
          </table:table-cell>
          <table:table-cell/>
          <table:table-cell table:formula="of:=([.B5]-[.$B$43])^2" office:value-type="float" office:value="3108169" calcext:value-type="float">
            <text:p>3108169</text:p>
          </table:table-cell>
          <table:table-cell table:formula="of:=([.B5]-[.$B$43])^4" office:value-type="float" office:value="9660714532561" calcext:value-type="float">
            <text:p>966071453256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746" calcext:value-type="float">
            <text:p>2746</text:p>
          </table:table-cell>
          <table:table-cell/>
          <table:table-cell table:formula="of:=([.B6]-[.$B$43])^2" office:value-type="float" office:value="2972176" calcext:value-type="float">
            <text:p>2972176</text:p>
          </table:table-cell>
          <table:table-cell table:formula="of:=([.B6]-[.$B$43])^4" office:value-type="float" office:value="8833830174976" calcext:value-type="float">
            <text:p>883383017497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60" calcext:value-type="float">
            <text:p>2660</text:p>
          </table:table-cell>
          <table:table-cell/>
          <table:table-cell table:formula="of:=([.B7]-[.$B$43])^2" office:value-type="float" office:value="2683044" calcext:value-type="float">
            <text:p>2683044</text:p>
          </table:table-cell>
          <table:table-cell table:formula="of:=([.B7]-[.$B$43])^4" office:value-type="float" office:value="7198725105936" calcext:value-type="float">
            <text:p>719872510593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41" calcext:value-type="float">
            <text:p>2641</text:p>
          </table:table-cell>
          <table:table-cell/>
          <table:table-cell table:formula="of:=([.B8]-[.$B$43])^2" office:value-type="float" office:value="2621161" calcext:value-type="float">
            <text:p>2621161</text:p>
          </table:table-cell>
          <table:table-cell table:formula="of:=([.B8]-[.$B$43])^4" office:value-type="float" office:value="6870484987921" calcext:value-type="float">
            <text:p>687048498792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562" calcext:value-type="float">
            <text:p>2562</text:p>
          </table:table-cell>
          <table:table-cell/>
          <table:table-cell table:formula="of:=([.B9]-[.$B$43])^2" office:value-type="float" office:value="2371600" calcext:value-type="float">
            <text:p>2371600</text:p>
          </table:table-cell>
          <table:table-cell table:formula="of:=([.B9]-[.$B$43])^4" office:value-type="float" office:value="5624486560000" calcext:value-type="float">
            <text:p>562448656000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454" calcext:value-type="float">
            <text:p>2454</text:p>
          </table:table-cell>
          <table:table-cell/>
          <table:table-cell table:formula="of:=([.B10]-[.$B$43])^2" office:value-type="float" office:value="2050624" calcext:value-type="float">
            <text:p>2050624</text:p>
          </table:table-cell>
          <table:table-cell table:formula="of:=([.B10]-[.$B$43])^4" office:value-type="float" office:value="4205058789376" calcext:value-type="float">
            <text:p>420505878937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411" calcext:value-type="float">
            <text:p>2411</text:p>
          </table:table-cell>
          <table:table-cell/>
          <table:table-cell table:formula="of:=([.B11]-[.$B$43])^2" office:value-type="float" office:value="1929321" calcext:value-type="float">
            <text:p>1929321</text:p>
          </table:table-cell>
          <table:table-cell table:formula="of:=([.B11]-[.$B$43])^4" office:value-type="float" office:value="3722279521041" calcext:value-type="float">
            <text:p>372227952104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375" calcext:value-type="float">
            <text:p>2375</text:p>
          </table:table-cell>
          <table:table-cell/>
          <table:table-cell table:formula="of:=([.B12]-[.$B$43])^2" office:value-type="float" office:value="1830609" calcext:value-type="float">
            <text:p>1830609</text:p>
          </table:table-cell>
          <table:table-cell table:formula="of:=([.B12]-[.$B$43])^4" office:value-type="float" office:value="3351129310881" calcext:value-type="float">
            <text:p>335112931088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259" calcext:value-type="float">
            <text:p>2259</text:p>
          </table:table-cell>
          <table:table-cell/>
          <table:table-cell table:formula="of:=([.B13]-[.$B$43])^2" office:value-type="float" office:value="1530169" calcext:value-type="float">
            <text:p>1530169</text:p>
          </table:table-cell>
          <table:table-cell table:formula="of:=([.B13]-[.$B$43])^4" office:value-type="float" office:value="2341417168561" calcext:value-type="float">
            <text:p>234141716856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233" calcext:value-type="float">
            <text:p>2233</text:p>
          </table:table-cell>
          <table:table-cell/>
          <table:table-cell table:formula="of:=([.B14]-[.$B$43])^2" office:value-type="float" office:value="1466521" calcext:value-type="float">
            <text:p>1466521</text:p>
          </table:table-cell>
          <table:table-cell table:formula="of:=([.B14]-[.$B$43])^4" office:value-type="float" office:value="2150683843441" calcext:value-type="float">
            <text:p>215068384344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123" calcext:value-type="float">
            <text:p>2123</text:p>
          </table:table-cell>
          <table:table-cell/>
          <table:table-cell table:formula="of:=([.B15]-[.$B$43])^2" office:value-type="float" office:value="1212201" calcext:value-type="float">
            <text:p>1212201</text:p>
          </table:table-cell>
          <table:table-cell table:formula="of:=([.B15]-[.$B$43])^4" office:value-type="float" office:value="1469431264401" calcext:value-type="float">
            <text:p>146943126440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872" calcext:value-type="float">
            <text:p>1872</text:p>
          </table:table-cell>
          <table:table-cell/>
          <table:table-cell table:formula="of:=([.B16]-[.$B$43])^2" office:value-type="float" office:value="722500" calcext:value-type="float">
            <text:p>722500</text:p>
          </table:table-cell>
          <table:table-cell table:formula="of:=([.B16]-[.$B$43])^4" office:value-type="float" office:value="522006250000" calcext:value-type="float">
            <text:p>52200625000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871" calcext:value-type="float">
            <text:p>1871</text:p>
          </table:table-cell>
          <table:table-cell/>
          <table:table-cell table:formula="of:=([.B17]-[.$B$43])^2" office:value-type="float" office:value="720801" calcext:value-type="float">
            <text:p>720801</text:p>
          </table:table-cell>
          <table:table-cell table:formula="of:=([.B17]-[.$B$43])^4" office:value-type="float" office:value="519554081601" calcext:value-type="float">
            <text:p>51955408160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851" calcext:value-type="float">
            <text:p>1851</text:p>
          </table:table-cell>
          <table:table-cell/>
          <table:table-cell table:formula="of:=([.B18]-[.$B$43])^2" office:value-type="float" office:value="687241" calcext:value-type="float">
            <text:p>687241</text:p>
          </table:table-cell>
          <table:table-cell table:formula="of:=([.B18]-[.$B$43])^4" office:value-type="float" office:value="472300192081" calcext:value-type="float">
            <text:p>47230019208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730" calcext:value-type="float">
            <text:p>1730</text:p>
          </table:table-cell>
          <table:table-cell/>
          <table:table-cell table:formula="of:=([.B19]-[.$B$43])^2" office:value-type="float" office:value="501264" calcext:value-type="float">
            <text:p>501264</text:p>
          </table:table-cell>
          <table:table-cell table:formula="of:=([.B19]-[.$B$43])^4" office:value-type="float" office:value="251265597696" calcext:value-type="float">
            <text:p>25126559769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567" calcext:value-type="float">
            <text:p>1567</text:p>
          </table:table-cell>
          <table:table-cell/>
          <table:table-cell table:formula="of:=([.B20]-[.$B$43])^2" office:value-type="float" office:value="297025" calcext:value-type="float">
            <text:p>297025</text:p>
          </table:table-cell>
          <table:table-cell table:formula="of:=([.B20]-[.$B$43])^4" office:value-type="float" office:value="88223850625" calcext:value-type="float">
            <text:p>8822385062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542" calcext:value-type="float">
            <text:p>1542</text:p>
          </table:table-cell>
          <table:table-cell/>
          <table:table-cell table:formula="of:=([.B21]-[.$B$43])^2" office:value-type="float" office:value="270400" calcext:value-type="float">
            <text:p>270400</text:p>
          </table:table-cell>
          <table:table-cell table:formula="of:=([.B21]-[.$B$43])^4" office:value-type="float" office:value="73116160000" calcext:value-type="float">
            <text:p>7311616000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460" calcext:value-type="float">
            <text:p>1460</text:p>
          </table:table-cell>
          <table:table-cell/>
          <table:table-cell table:formula="of:=([.B22]-[.$B$43])^2" office:value-type="float" office:value="191844" calcext:value-type="float">
            <text:p>191844</text:p>
          </table:table-cell>
          <table:table-cell table:formula="of:=([.B22]-[.$B$43])^4" office:value-type="float" office:value="36804120336" calcext:value-type="float">
            <text:p>3680412033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351" calcext:value-type="float">
            <text:p>1351</text:p>
          </table:table-cell>
          <table:table-cell/>
          <table:table-cell table:formula="of:=([.B23]-[.$B$43])^2" office:value-type="float" office:value="108241" calcext:value-type="float">
            <text:p>108241</text:p>
          </table:table-cell>
          <table:table-cell table:formula="of:=([.B23]-[.$B$43])^4" office:value-type="float" office:value="11716114081" calcext:value-type="float">
            <text:p>1171611408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200" calcext:value-type="float">
            <text:p>1200</text:p>
          </table:table-cell>
          <table:table-cell/>
          <table:table-cell table:formula="of:=([.B24]-[.$B$43])^2" office:value-type="float" office:value="31684" calcext:value-type="float">
            <text:p>31684</text:p>
          </table:table-cell>
          <table:table-cell table:formula="of:=([.B24]-[.$B$43])^4" office:value-type="float" office:value="1003875856" calcext:value-type="float">
            <text:p>100387585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95" calcext:value-type="float">
            <text:p>1195</text:p>
          </table:table-cell>
          <table:table-cell/>
          <table:table-cell table:formula="of:=([.B25]-[.$B$43])^2" office:value-type="float" office:value="29929" calcext:value-type="float">
            <text:p>29929</text:p>
          </table:table-cell>
          <table:table-cell table:formula="of:=([.B25]-[.$B$43])^4" office:value-type="float" office:value="895745041" calcext:value-type="float">
            <text:p>89574504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95" calcext:value-type="float">
            <text:p>1195</text:p>
          </table:table-cell>
          <table:table-cell/>
          <table:table-cell table:formula="of:=([.B26]-[.$B$43])^2" office:value-type="float" office:value="29929" calcext:value-type="float">
            <text:p>29929</text:p>
          </table:table-cell>
          <table:table-cell table:formula="of:=([.B26]-[.$B$43])^4" office:value-type="float" office:value="895745041" calcext:value-type="float">
            <text:p>89574504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87" calcext:value-type="float">
            <text:p>1187</text:p>
          </table:table-cell>
          <table:table-cell/>
          <table:table-cell table:formula="of:=([.B27]-[.$B$43])^2" office:value-type="float" office:value="27225" calcext:value-type="float">
            <text:p>27225</text:p>
          </table:table-cell>
          <table:table-cell table:formula="of:=([.B27]-[.$B$43])^4" office:value-type="float" office:value="741200625" calcext:value-type="float">
            <text:p>74120062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21" calcext:value-type="float">
            <text:p>1121</text:p>
          </table:table-cell>
          <table:table-cell/>
          <table:table-cell table:formula="of:=([.B28]-[.$B$43])^2" office:value-type="float" office:value="9801" calcext:value-type="float">
            <text:p>9801</text:p>
          </table:table-cell>
          <table:table-cell table:formula="of:=([.B28]-[.$B$43])^4" office:value-type="float" office:value="96059601" calcext:value-type="float">
            <text:p>9605960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20" calcext:value-type="float">
            <text:p>1120</text:p>
          </table:table-cell>
          <table:table-cell/>
          <table:table-cell table:formula="of:=([.B29]-[.$B$43])^2" office:value-type="float" office:value="9604" calcext:value-type="float">
            <text:p>9604</text:p>
          </table:table-cell>
          <table:table-cell table:formula="of:=([.B29]-[.$B$43])^4" office:value-type="float" office:value="92236816" calcext:value-type="float">
            <text:p>9223681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05" calcext:value-type="float">
            <text:p>1105</text:p>
          </table:table-cell>
          <table:table-cell/>
          <table:table-cell table:formula="of:=([.B30]-[.$B$43])^2" office:value-type="float" office:value="6889" calcext:value-type="float">
            <text:p>6889</text:p>
          </table:table-cell>
          <table:table-cell table:formula="of:=([.B30]-[.$B$43])^4" office:value-type="float" office:value="47458321" calcext:value-type="float">
            <text:p>4745832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146" calcext:value-type="float">
            <text:p>-1146</text:p>
          </table:table-cell>
          <table:table-cell/>
          <table:table-cell table:formula="of:=([.B31]-[.$B$43])^2" office:value-type="float" office:value="4700224" calcext:value-type="float">
            <text:p>4700224</text:p>
          </table:table-cell>
          <table:table-cell table:formula="of:=([.B31]-[.$B$43])^4" office:value-type="float" office:value="22092105650176" calcext:value-type="float">
            <text:p>2209210565017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196" calcext:value-type="float">
            <text:p>-1196</text:p>
          </table:table-cell>
          <table:table-cell/>
          <table:table-cell table:formula="of:=([.B32]-[.$B$43])^2" office:value-type="float" office:value="4919524" calcext:value-type="float">
            <text:p>4919524</text:p>
          </table:table-cell>
          <table:table-cell table:formula="of:=([.B32]-[.$B$43])^4" office:value-type="float" office:value="24201716386576" calcext:value-type="float">
            <text:p>2420171638657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197" calcext:value-type="float">
            <text:p>-1197</text:p>
          </table:table-cell>
          <table:table-cell/>
          <table:table-cell table:formula="of:=([.B33]-[.$B$43])^2" office:value-type="float" office:value="4923961" calcext:value-type="float">
            <text:p>4923961</text:p>
          </table:table-cell>
          <table:table-cell table:formula="of:=([.B33]-[.$B$43])^4" office:value-type="float" office:value="24245391929521" calcext:value-type="float">
            <text:p>2424539192952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231" calcext:value-type="float">
            <text:p>-1231</text:p>
          </table:table-cell>
          <table:table-cell/>
          <table:table-cell table:formula="of:=([.B34]-[.$B$43])^2" office:value-type="float" office:value="5076009" calcext:value-type="float">
            <text:p>5076009</text:p>
          </table:table-cell>
          <table:table-cell table:formula="of:=([.B34]-[.$B$43])^4" office:value-type="float" office:value="25765867368081" calcext:value-type="float">
            <text:p>2576586736808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120" calcext:value-type="float">
            <text:p>-2120</text:p>
          </table:table-cell>
          <table:table-cell/>
          <table:table-cell table:formula="of:=([.B35]-[.$B$43])^2" office:value-type="float" office:value="9872164" calcext:value-type="float">
            <text:p>9872164</text:p>
          </table:table-cell>
          <table:table-cell table:formula="of:=([.B35]-[.$B$43])^4" office:value-type="float" office:value="97459622042896" calcext:value-type="float">
            <text:p>9745962204289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220" calcext:value-type="float">
            <text:p>-2220</text:p>
          </table:table-cell>
          <table:table-cell/>
          <table:table-cell table:formula="of:=([.B36]-[.$B$43])^2" office:value-type="float" office:value="10510564" calcext:value-type="float">
            <text:p>10510564</text:p>
          </table:table-cell>
          <table:table-cell table:formula="of:=([.B36]-[.$B$43])^4" office:value-type="float" office:value="110471955598096" calcext:value-type="float">
            <text:p>11047195559809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287" calcext:value-type="float">
            <text:p>-2287</text:p>
          </table:table-cell>
          <table:table-cell/>
          <table:table-cell table:formula="of:=([.B37]-[.$B$43])^2" office:value-type="float" office:value="10949481" calcext:value-type="float">
            <text:p>10949481</text:p>
          </table:table-cell>
          <table:table-cell table:formula="of:=([.B37]-[.$B$43])^4" office:value-type="float" office:value="119891134169361" calcext:value-type="float">
            <text:p>11989113416936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417" calcext:value-type="float">
            <text:p>-2417</text:p>
          </table:table-cell>
          <table:table-cell/>
          <table:table-cell table:formula="of:=([.B38]-[.$B$43])^2" office:value-type="float" office:value="11826721" calcext:value-type="float">
            <text:p>11826721</text:p>
          </table:table-cell>
          <table:table-cell table:formula="of:=([.B38]-[.$B$43])^4" office:value-type="float" office:value="139871329611841" calcext:value-type="float">
            <text:p>13987132961184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853" calcext:value-type="float">
            <text:p>-2853</text:p>
          </table:table-cell>
          <table:table-cell/>
          <table:table-cell table:formula="of:=([.B39]-[.$B$43])^2" office:value-type="float" office:value="15015625" calcext:value-type="float">
            <text:p>15015625</text:p>
          </table:table-cell>
          <table:table-cell table:formula="of:=([.B39]-[.$B$43])^4" office:value-type="float" office:value="225468994140625" calcext:value-type="float">
            <text:p>22546899414062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med</text:p>
          </table:table-cell>
          <table:table-cell table:style-name="ce9" table:formula="of:=MEDIAN([.B3:.B39])" office:value-type="float" office:value="1542" calcext:value-type="float">
            <text:p>154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Default" table:formula="of:=SUM([.B3:.B39])" office:value-type="float" office:value="37814" calcext:value-type="float">
            <text:p>37814</text:p>
          </table:table-cell>
          <table:table-cell/>
          <table:table-cell table:formula="of:=SUM([.D3:.D39])" office:value-type="float" office:value="112516786" calcext:value-type="float">
            <text:p>112516786</text:p>
          </table:table-cell>
          <table:table-cell table:formula="of:=SUM([.E3:.E39])" office:value-type="float" office:value="873575468775670" calcext:value-type="float">
            <text:p>8735754687756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Ave</text:p>
          </table:table-cell>
          <table:table-cell table:style-name="Default" table:formula="of:=INT(AVERAGE([.B3:.B39]))" office:value-type="float" office:value="1022" calcext:value-type="float">
            <text:p>1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rtosis</text:p>
          </table:table-cell>
          <table:table-cell table:style-name="Default"/>
          <table:table-cell table:number-columns-repeated="2"/>
          <table:table-cell table:style-name="ce1" table:formula="of:=INT([.E42]/[.D42])" office:value-type="float" office:value="7763956" calcext:value-type="float">
            <text:p>776395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float" office:value="1123" calcext:value-type="float">
            <text:p>1123</text:p>
          </table:table-cell>
          <table:table-cell/>
          <table:table-cell table:style-name="ce4" table:formula="of:=([.B48]-[.$B$160])^2" office:value-type="float" office:value="124.626776859506" calcext:value-type="float">
            <text:p>125</text:p>
          </table:table-cell>
          <table:table-cell table:style-name="ce4" table:formula="of:=([.B48]-[.$B$160])^4" office:value-type="float" office:value="15531.8335103891" calcext:value-type="float">
            <text:p>1553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10" calcext:value-type="float">
            <text:p>1110</text:p>
          </table:table-cell>
          <table:table-cell/>
          <table:table-cell table:style-name="ce4" table:formula="of:=([.B49]-[.$B$160])^2" office:value-type="float" office:value="3.37223140495839" calcext:value-type="float">
            <text:p>3</text:p>
          </table:table-cell>
          <table:table-cell table:style-name="ce4" table:formula="of:=([.B49]-[.$B$160])^4" office:value-type="float" office:value="11.3719446485876" calcext:value-type="float">
            <text:p>1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11" calcext:value-type="float">
            <text:p>1111</text:p>
          </table:table-cell>
          <table:table-cell/>
          <table:table-cell table:style-name="ce4" table:formula="of:=([.B50]-[.$B$160])^2" office:value-type="float" office:value="0.699504132231274" calcext:value-type="float">
            <text:p>1</text:p>
          </table:table-cell>
          <table:table-cell table:style-name="ce4" table:formula="of:=([.B50]-[.$B$160])^4" office:value-type="float" office:value="0.489306031008627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117" calcext:value-type="float">
            <text:p>-1117</text:p>
          </table:table-cell>
          <table:table-cell/>
          <table:table-cell table:style-name="ce4" table:formula="of:=([.B51]-[.$B$160])^2" office:value-type="float" office:value="4967711.53586777" calcext:value-type="float">
            <text:p>4967712</text:p>
          </table:table-cell>
          <table:table-cell table:style-name="ce4" table:formula="of:=([.B51]-[.$B$160])^4" office:value-type="float" office:value="24678157903593.7" calcext:value-type="float">
            <text:p>2467815790359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21" calcext:value-type="float">
            <text:p>1121</text:p>
          </table:table-cell>
          <table:table-cell/>
          <table:table-cell table:style-name="ce4" table:formula="of:=([.B52]-[.$B$160])^2" office:value-type="float" office:value="83.9722314049601" calcext:value-type="float">
            <text:p>84</text:p>
          </table:table-cell>
          <table:table-cell table:style-name="ce4" table:formula="of:=([.B52]-[.$B$160])^4" office:value-type="float" office:value="7051.33564712817" calcext:value-type="float">
            <text:p>705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14" calcext:value-type="float">
            <text:p>1114</text:p>
          </table:table-cell>
          <table:table-cell/>
          <table:table-cell table:style-name="ce4" table:formula="of:=([.B53]-[.$B$160])^2" office:value-type="float" office:value="4.68132231404993" calcext:value-type="float">
            <text:p>5</text:p>
          </table:table-cell>
          <table:table-cell table:style-name="ce4" table:formula="of:=([.B53]-[.$B$160])^4" office:value-type="float" office:value="21.9147786080218" calcext:value-type="float">
            <text:p>2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113" calcext:value-type="float">
            <text:p>-1113</text:p>
          </table:table-cell>
          <table:table-cell/>
          <table:table-cell table:style-name="ce4" table:formula="of:=([.B54]-[.$B$160])^2" office:value-type="float" office:value="4949896.84495868" calcext:value-type="float">
            <text:p>4949897</text:p>
          </table:table-cell>
          <table:table-cell table:style-name="ce4" table:formula="of:=([.B54]-[.$B$160])^4" office:value-type="float" office:value="24501478775731.9" calcext:value-type="float">
            <text:p>2450147877573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13" calcext:value-type="float">
            <text:p>1113</text:p>
          </table:table-cell>
          <table:table-cell/>
          <table:table-cell table:style-name="ce4" table:formula="of:=([.B55]-[.$B$160])^2" office:value-type="float" office:value="1.35404958677704" calcext:value-type="float">
            <text:p>1</text:p>
          </table:table-cell>
          <table:table-cell table:style-name="ce4" table:formula="of:=([.B55]-[.$B$160])^4" office:value-type="float" office:value="1.83345028345108" calcext:value-type="float">
            <text:p>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13" calcext:value-type="float">
            <text:p>1113</text:p>
          </table:table-cell>
          <table:table-cell/>
          <table:table-cell table:style-name="ce4" table:formula="of:=([.B56]-[.$B$160])^2" office:value-type="float" office:value="1.35404958677704" calcext:value-type="float">
            <text:p>1</text:p>
          </table:table-cell>
          <table:table-cell table:style-name="ce4" table:formula="of:=([.B56]-[.$B$160])^4" office:value-type="float" office:value="1.83345028345108" calcext:value-type="float">
            <text:p>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42" calcext:value-type="float">
            <text:p>1142</text:p>
          </table:table-cell>
          <table:table-cell/>
          <table:table-cell table:style-name="ce4" table:formula="of:=([.B57]-[.$B$160])^2" office:value-type="float" office:value="909.844958677691" calcext:value-type="float">
            <text:p>910</text:p>
          </table:table-cell>
          <table:table-cell table:style-name="ce4" table:formula="of:=([.B57]-[.$B$160])^4" office:value-type="float" office:value="827817.848831209" calcext:value-type="float">
            <text:p>827818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/>
          <table:table-cell table:style-name="Default" office:value-type="float" office:value="2612" calcext:value-type="float">
            <text:p>2612</text:p>
          </table:table-cell>
          <table:table-cell/>
          <table:table-cell table:style-name="ce4" table:formula="of:=([.B58]-[.$B$160])^2" office:value-type="float" office:value="2250490.93586777" calcext:value-type="float">
            <text:p>2250491</text:p>
          </table:table-cell>
          <table:table-cell table:style-name="ce4" table:formula="of:=([.B58]-[.$B$160])^4" office:value-type="float" office:value="5064709452422.99" calcext:value-type="float">
            <text:p>506470945242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/>
          <table:table-cell table:style-name="Default" office:value-type="float" office:value="2611" calcext:value-type="float">
            <text:p>2611</text:p>
          </table:table-cell>
          <table:table-cell/>
          <table:table-cell table:style-name="ce4" table:formula="of:=([.B59]-[.$B$160])^2" office:value-type="float" office:value="2247491.60859504" calcext:value-type="float">
            <text:p>2247492</text:p>
          </table:table-cell>
          <table:table-cell table:style-name="ce4" table:formula="of:=([.B59]-[.$B$160])^4" office:value-type="float" office:value="5051218530705.13" calcext:value-type="float">
            <text:p>505121853070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11" calcext:value-type="float">
            <text:p>2611</text:p>
          </table:table-cell>
          <table:table-cell/>
          <table:table-cell table:style-name="ce4" table:formula="of:=([.B60]-[.$B$160])^2" office:value-type="float" office:value="2247491.60859504" calcext:value-type="float">
            <text:p>2247492</text:p>
          </table:table-cell>
          <table:table-cell table:style-name="ce4" table:formula="of:=([.B60]-[.$B$160])^4" office:value-type="float" office:value="5051218530705.13" calcext:value-type="float">
            <text:p>505121853070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13" calcext:value-type="float">
            <text:p>2613</text:p>
          </table:table-cell>
          <table:table-cell/>
          <table:table-cell table:style-name="ce4" table:formula="of:=([.B61]-[.$B$160])^2" office:value-type="float" office:value="2253492.2631405" calcext:value-type="float">
            <text:p>2253492</text:p>
          </table:table-cell>
          <table:table-cell table:style-name="ce4" table:formula="of:=([.B61]-[.$B$160])^4" office:value-type="float" office:value="5078227380034.08" calcext:value-type="float">
            <text:p>507822738003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21" calcext:value-type="float">
            <text:p>2621</text:p>
          </table:table-cell>
          <table:table-cell/>
          <table:table-cell table:style-name="ce4" table:formula="of:=([.B62]-[.$B$160])^2" office:value-type="float" office:value="2277574.88132231" calcext:value-type="float">
            <text:p>2277575</text:p>
          </table:table-cell>
          <table:table-cell table:style-name="ce4" table:formula="of:=([.B62]-[.$B$160])^4" office:value-type="float" office:value="5187347340030.36" calcext:value-type="float">
            <text:p>518734734003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11" calcext:value-type="float">
            <text:p>2611</text:p>
          </table:table-cell>
          <table:table-cell/>
          <table:table-cell table:style-name="ce4" table:formula="of:=([.B63]-[.$B$160])^2" office:value-type="float" office:value="2247491.60859504" calcext:value-type="float">
            <text:p>2247492</text:p>
          </table:table-cell>
          <table:table-cell table:style-name="ce4" table:formula="of:=([.B63]-[.$B$160])^4" office:value-type="float" office:value="5051218530705.13" calcext:value-type="float">
            <text:p>505121853070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113" calcext:value-type="float">
            <text:p>-2113</text:p>
          </table:table-cell>
          <table:table-cell/>
          <table:table-cell table:style-name="ce4" table:formula="of:=([.B64]-[.$B$160])^2" office:value-type="float" office:value="10399569.5722314" calcext:value-type="float">
            <text:p>10399570</text:p>
          </table:table-cell>
          <table:table-cell table:style-name="ce4" table:formula="of:=([.B64]-[.$B$160])^4" office:value-type="float" office:value="108151047287681" calcext:value-type="float">
            <text:p>10815104728768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45" calcext:value-type="float">
            <text:p>2645</text:p>
          </table:table-cell>
          <table:table-cell/>
          <table:table-cell table:style-name="ce4" table:formula="of:=([.B65]-[.$B$160])^2" office:value-type="float" office:value="2350590.73586777" calcext:value-type="float">
            <text:p>2350591</text:p>
          </table:table-cell>
          <table:table-cell table:style-name="ce4" table:formula="of:=([.B65]-[.$B$160])^4" office:value-type="float" office:value="5525276807547.38" calcext:value-type="float">
            <text:p>552527680754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31" calcext:value-type="float">
            <text:p>2631</text:p>
          </table:table-cell>
          <table:table-cell/>
          <table:table-cell table:style-name="ce4" table:formula="of:=([.B66]-[.$B$160])^2" office:value-type="float" office:value="2307858.15404959" calcext:value-type="float">
            <text:p>2307858</text:p>
          </table:table-cell>
          <table:table-cell table:style-name="ce4" table:formula="of:=([.B66]-[.$B$160])^4" office:value-type="float" office:value="5326209259213.17" calcext:value-type="float">
            <text:p>5326209259213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64" calcext:value-type="float">
            <text:p>2664</text:p>
          </table:table-cell>
          <table:table-cell/>
          <table:table-cell table:style-name="ce4" table:formula="of:=([.B67]-[.$B$160])^2" office:value-type="float" office:value="2409211.95404959" calcext:value-type="float">
            <text:p>2409212</text:p>
          </table:table-cell>
          <table:table-cell table:style-name="ce4" table:formula="of:=([.B67]-[.$B$160])^4" office:value-type="float" office:value="5804302239535.43" calcext:value-type="float">
            <text:p>580430223953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61" calcext:value-type="float">
            <text:p>2661</text:p>
          </table:table-cell>
          <table:table-cell/>
          <table:table-cell table:style-name="ce4" table:formula="of:=([.B68]-[.$B$160])^2" office:value-type="float" office:value="2399907.97223141" calcext:value-type="float">
            <text:p>2399908</text:p>
          </table:table-cell>
          <table:table-cell table:style-name="ce4" table:formula="of:=([.B68]-[.$B$160])^4" office:value-type="float" office:value="5759558275179.86" calcext:value-type="float">
            <text:p>575955827518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113" calcext:value-type="float">
            <text:p>2113</text:p>
          </table:table-cell>
          <table:table-cell/>
          <table:table-cell table:style-name="ce4" table:formula="of:=([.B69]-[.$B$160])^2" office:value-type="float" office:value="1002328.62677686" calcext:value-type="float">
            <text:p>1002329</text:p>
          </table:table-cell>
          <table:table-cell table:style-name="ce4" table:formula="of:=([.B69]-[.$B$160])^4" office:value-type="float" office:value="1004662676056.39" calcext:value-type="float">
            <text:p>100466267605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22" calcext:value-type="float">
            <text:p>1122</text:p>
          </table:table-cell>
          <table:table-cell/>
          <table:table-cell table:style-name="ce4" table:formula="of:=([.B70]-[.$B$160])^2" office:value-type="float" office:value="103.299504132233" calcext:value-type="float">
            <text:p>103</text:p>
          </table:table-cell>
          <table:table-cell table:style-name="ce4" table:formula="of:=([.B70]-[.$B$160])^4" office:value-type="float" office:value="10670.7875539652" calcext:value-type="float">
            <text:p>1067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23" calcext:value-type="float">
            <text:p>1123</text:p>
          </table:table-cell>
          <table:table-cell/>
          <table:table-cell table:style-name="ce4" table:formula="of:=([.B71]-[.$B$160])^2" office:value-type="float" office:value="124.626776859506" calcext:value-type="float">
            <text:p>125</text:p>
          </table:table-cell>
          <table:table-cell table:style-name="ce4" table:formula="of:=([.B71]-[.$B$160])^4" office:value-type="float" office:value="15531.8335103891" calcext:value-type="float">
            <text:p>1553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24" calcext:value-type="float">
            <text:p>1124</text:p>
          </table:table-cell>
          <table:table-cell/>
          <table:table-cell table:style-name="ce4" table:formula="of:=([.B72]-[.$B$160])^2" office:value-type="float" office:value="147.954049586779" calcext:value-type="float">
            <text:p>148</text:p>
          </table:table-cell>
          <table:table-cell table:style-name="ce4" table:formula="of:=([.B72]-[.$B$160])^4" office:value-type="float" office:value="21890.400789127" calcext:value-type="float">
            <text:p>2189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32" calcext:value-type="float">
            <text:p>1132</text:p>
          </table:table-cell>
          <table:table-cell/>
          <table:table-cell table:style-name="ce4" table:formula="of:=([.B73]-[.$B$160])^2" office:value-type="float" office:value="406.572231404962" calcext:value-type="float">
            <text:p>407</text:p>
          </table:table-cell>
          <table:table-cell table:style-name="ce4" table:formula="of:=([.B73]-[.$B$160])^4" office:value-type="float" office:value="165300.97934961" calcext:value-type="float">
            <text:p>16530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232" calcext:value-type="float">
            <text:p>1232</text:p>
          </table:table-cell>
          <table:table-cell/>
          <table:table-cell table:style-name="ce4" table:formula="of:=([.B74]-[.$B$160])^2" office:value-type="float" office:value="14439.2995041323" calcext:value-type="float">
            <text:p>14439</text:p>
          </table:table-cell>
          <table:table-cell table:style-name="ce4" table:formula="of:=([.B74]-[.$B$160])^4" office:value-type="float" office:value="208493370.170034" calcext:value-type="float">
            <text:p>20849337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41" calcext:value-type="float">
            <text:p>1141</text:p>
          </table:table-cell>
          <table:table-cell/>
          <table:table-cell table:style-name="ce4" table:formula="of:=([.B75]-[.$B$160])^2" office:value-type="float" office:value="850.517685950418" calcext:value-type="float">
            <text:p>851</text:p>
          </table:table-cell>
          <table:table-cell table:style-name="ce4" table:formula="of:=([.B75]-[.$B$160])^4" office:value-type="float" office:value="723380.334114454" calcext:value-type="float">
            <text:p>72338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41" calcext:value-type="float">
            <text:p>1141</text:p>
          </table:table-cell>
          <table:table-cell/>
          <table:table-cell table:style-name="ce4" table:formula="of:=([.B76]-[.$B$160])^2" office:value-type="float" office:value="850.517685950418" calcext:value-type="float">
            <text:p>851</text:p>
          </table:table-cell>
          <table:table-cell table:style-name="ce4" table:formula="of:=([.B76]-[.$B$160])^4" office:value-type="float" office:value="723380.334114454" calcext:value-type="float">
            <text:p>72338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431" calcext:value-type="float">
            <text:p>1431</text:p>
          </table:table-cell>
          <table:table-cell/>
          <table:table-cell table:style-name="ce4" table:formula="of:=([.B77]-[.$B$160])^2" office:value-type="float" office:value="101865.42677686" calcext:value-type="float">
            <text:p>101865</text:p>
          </table:table-cell>
          <table:table-cell table:style-name="ce4" table:formula="of:=([.B77]-[.$B$160])^4" office:value-type="float" office:value="10376565172.4317" calcext:value-type="float">
            <text:p>1037656517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342" calcext:value-type="float">
            <text:p>1342</text:p>
          </table:table-cell>
          <table:table-cell/>
          <table:table-cell table:style-name="ce4" table:formula="of:=([.B78]-[.$B$160])^2" office:value-type="float" office:value="52975.2995041323" calcext:value-type="float">
            <text:p>52975</text:p>
          </table:table-cell>
          <table:table-cell table:style-name="ce4" table:formula="of:=([.B78]-[.$B$160])^4" office:value-type="float" office:value="2806382357.55252" calcext:value-type="float">
            <text:p>2806382358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14" calcext:value-type="float">
            <text:p>1114</text:p>
          </table:table-cell>
          <table:table-cell/>
          <table:table-cell table:style-name="ce4" table:formula="of:=([.B79]-[.$B$160])^2" office:value-type="float" office:value="4.68132231404993" calcext:value-type="float">
            <text:p>5</text:p>
          </table:table-cell>
          <table:table-cell table:style-name="ce4" table:formula="of:=([.B79]-[.$B$160])^4" office:value-type="float" office:value="21.9147786080218" calcext:value-type="float">
            <text:p>2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51" calcext:value-type="float">
            <text:p>2651</text:p>
          </table:table-cell>
          <table:table-cell/>
          <table:table-cell table:style-name="ce4" table:formula="of:=([.B80]-[.$B$160])^2" office:value-type="float" office:value="2369024.69950413" calcext:value-type="float">
            <text:p>2369025</text:p>
          </table:table-cell>
          <table:table-cell table:style-name="ce4" table:formula="of:=([.B80]-[.$B$160])^4" office:value-type="float" office:value="5612278026860.65" calcext:value-type="float">
            <text:p>561227802686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34" calcext:value-type="float">
            <text:p>2634</text:p>
          </table:table-cell>
          <table:table-cell/>
          <table:table-cell table:style-name="ce4" table:formula="of:=([.B81]-[.$B$160])^2" office:value-type="float" office:value="2316982.13586777" calcext:value-type="float">
            <text:p>2316982</text:p>
          </table:table-cell>
          <table:table-cell table:style-name="ce4" table:formula="of:=([.B81]-[.$B$160])^4" office:value-type="float" office:value="5368406217930.37" calcext:value-type="float">
            <text:p>536840621793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621" calcext:value-type="float">
            <text:p>-2621</text:p>
          </table:table-cell>
          <table:table-cell/>
          <table:table-cell table:style-name="ce4" table:formula="of:=([.B82]-[.$B$160])^2" office:value-type="float" office:value="13934067.317686" calcext:value-type="float">
            <text:p>13934067</text:p>
          </table:table-cell>
          <table:table-cell table:style-name="ce4" table:formula="of:=([.B82]-[.$B$160])^4" office:value-type="float" office:value="194158232013804" calcext:value-type="float">
            <text:p>19415823201380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131" calcext:value-type="float">
            <text:p>2131</text:p>
          </table:table-cell>
          <table:table-cell/>
          <table:table-cell table:style-name="ce4" table:formula="of:=([.B83]-[.$B$160])^2" office:value-type="float" office:value="1038694.51768595" calcext:value-type="float">
            <text:p>1038695</text:p>
          </table:table-cell>
          <table:table-cell table:style-name="ce4" table:formula="of:=([.B83]-[.$B$160])^4" office:value-type="float" office:value="1078886301070.85" calcext:value-type="float">
            <text:p>107888630107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23" calcext:value-type="float">
            <text:p>2623</text:p>
          </table:table-cell>
          <table:table-cell/>
          <table:table-cell table:style-name="ce4" table:formula="of:=([.B84]-[.$B$160])^2" office:value-type="float" office:value="2283615.53586777" calcext:value-type="float">
            <text:p>2283616</text:p>
          </table:table-cell>
          <table:table-cell table:style-name="ce4" table:formula="of:=([.B84]-[.$B$160])^4" office:value-type="float" office:value="5214899915656.64" calcext:value-type="float">
            <text:p>521489991565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21" calcext:value-type="float">
            <text:p>2621</text:p>
          </table:table-cell>
          <table:table-cell/>
          <table:table-cell table:style-name="ce4" table:formula="of:=([.B85]-[.$B$160])^2" office:value-type="float" office:value="2277574.88132231" calcext:value-type="float">
            <text:p>2277575</text:p>
          </table:table-cell>
          <table:table-cell table:style-name="ce4" table:formula="of:=([.B85]-[.$B$160])^4" office:value-type="float" office:value="5187347340030.36" calcext:value-type="float">
            <text:p>518734734003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141" calcext:value-type="float">
            <text:p>2141</text:p>
          </table:table-cell>
          <table:table-cell/>
          <table:table-cell table:style-name="ce4" table:formula="of:=([.B86]-[.$B$160])^2" office:value-type="float" office:value="1059177.79041322" calcext:value-type="float">
            <text:p>1059178</text:p>
          </table:table-cell>
          <table:table-cell table:style-name="ce4" table:formula="of:=([.B86]-[.$B$160])^4" office:value-type="float" office:value="1121857591704.64" calcext:value-type="float">
            <text:p>112185759170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61" calcext:value-type="float">
            <text:p>2661</text:p>
          </table:table-cell>
          <table:table-cell/>
          <table:table-cell table:style-name="ce4" table:formula="of:=([.B87]-[.$B$160])^2" office:value-type="float" office:value="2399907.97223141" calcext:value-type="float">
            <text:p>2399908</text:p>
          </table:table-cell>
          <table:table-cell table:style-name="ce4" table:formula="of:=([.B87]-[.$B$160])^4" office:value-type="float" office:value="5759558275179.86" calcext:value-type="float">
            <text:p>575955827518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621" calcext:value-type="float">
            <text:p>-2621</text:p>
          </table:table-cell>
          <table:table-cell/>
          <table:table-cell table:style-name="ce4" table:formula="of:=([.B88]-[.$B$160])^2" office:value-type="float" office:value="13934067.317686" calcext:value-type="float">
            <text:p>13934067</text:p>
          </table:table-cell>
          <table:table-cell table:style-name="ce4" table:formula="of:=([.B88]-[.$B$160])^4" office:value-type="float" office:value="194158232013804" calcext:value-type="float">
            <text:p>19415823201380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71" calcext:value-type="float">
            <text:p>2671</text:p>
          </table:table-cell>
          <table:table-cell/>
          <table:table-cell table:style-name="ce4" table:formula="of:=([.B89]-[.$B$160])^2" office:value-type="float" office:value="2430991.24495868" calcext:value-type="float">
            <text:p>2430991</text:p>
          </table:table-cell>
          <table:table-cell table:style-name="ce4" table:formula="of:=([.B89]-[.$B$160])^4" office:value-type="float" office:value="5909718433065.74" calcext:value-type="float">
            <text:p>590971843306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21" calcext:value-type="float">
            <text:p>2621</text:p>
          </table:table-cell>
          <table:table-cell/>
          <table:table-cell table:style-name="ce4" table:formula="of:=([.B90]-[.$B$160])^2" office:value-type="float" office:value="2277574.88132231" calcext:value-type="float">
            <text:p>2277575</text:p>
          </table:table-cell>
          <table:table-cell table:style-name="ce4" table:formula="of:=([.B90]-[.$B$160])^4" office:value-type="float" office:value="5187347340030.36" calcext:value-type="float">
            <text:p>518734734003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431" calcext:value-type="float">
            <text:p>2431</text:p>
          </table:table-cell>
          <table:table-cell/>
          <table:table-cell table:style-name="ce4" table:formula="of:=([.B91]-[.$B$160])^2" office:value-type="float" office:value="1740192.69950413" calcext:value-type="float">
            <text:p>1740193</text:p>
          </table:table-cell>
          <table:table-cell table:style-name="ce4" table:formula="of:=([.B91]-[.$B$160])^4" office:value-type="float" office:value="3028270631407.48" calcext:value-type="float">
            <text:p>302827063140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549" calcext:value-type="float">
            <text:p>1549</text:p>
          </table:table-cell>
          <table:table-cell/>
          <table:table-cell table:style-name="ce4" table:formula="of:=([.B92]-[.$B$160])^2" office:value-type="float" office:value="191112.044958678" calcext:value-type="float">
            <text:p>191112</text:p>
          </table:table-cell>
          <table:table-cell table:style-name="ce4" table:formula="of:=([.B92]-[.$B$160])^4" office:value-type="float" office:value="36523813728.2877" calcext:value-type="float">
            <text:p>36523813728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91" calcext:value-type="float">
            <text:p>1191</text:p>
          </table:table-cell>
          <table:table-cell/>
          <table:table-cell table:style-name="ce4" table:formula="of:=([.B93]-[.$B$160])^2" office:value-type="float" office:value="6266.88132231406" calcext:value-type="float">
            <text:p>6267</text:p>
          </table:table-cell>
          <table:table-cell table:style-name="ce4" table:formula="of:=([.B93]-[.$B$160])^4" office:value-type="float" office:value="39273801.5079688" calcext:value-type="float">
            <text:p>3927380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384" calcext:value-type="float">
            <text:p>-1384</text:p>
          </table:table-cell>
          <table:table-cell/>
          <table:table-cell table:style-name="ce4" table:formula="of:=([.B94]-[.$B$160])^2" office:value-type="float" office:value="6229199.15404959" calcext:value-type="float">
            <text:p>6229199</text:p>
          </table:table-cell>
          <table:table-cell table:style-name="ce4" table:formula="of:=([.B94]-[.$B$160])^4" office:value-type="float" office:value="38802922100812.1" calcext:value-type="float">
            <text:p>3880292210081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75" calcext:value-type="float">
            <text:p>1175</text:p>
          </table:table-cell>
          <table:table-cell/>
          <table:table-cell table:style-name="ce4" table:formula="of:=([.B95]-[.$B$160])^2" office:value-type="float" office:value="3989.6449586777" calcext:value-type="float">
            <text:p>3990</text:p>
          </table:table-cell>
          <table:table-cell table:style-name="ce4" table:formula="of:=([.B95]-[.$B$160])^4" office:value-type="float" office:value="15917266.8963024" calcext:value-type="float">
            <text:p>1591726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261" calcext:value-type="float">
            <text:p>-1261</text:p>
          </table:table-cell>
          <table:table-cell/>
          <table:table-cell table:style-name="ce4" table:formula="of:=([.B96]-[.$B$160])^2" office:value-type="float" office:value="5630352.40859504" calcext:value-type="float">
            <text:p>5630352</text:p>
          </table:table-cell>
          <table:table-cell table:style-name="ce4" table:formula="of:=([.B96]-[.$B$160])^4" office:value-type="float" office:value="31700868244972" calcext:value-type="float">
            <text:p>3170086824497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55" calcext:value-type="float">
            <text:p>1155</text:p>
          </table:table-cell>
          <table:table-cell/>
          <table:table-cell table:style-name="ce4" table:formula="of:=([.B97]-[.$B$160])^2" office:value-type="float" office:value="1863.09950413224" calcext:value-type="float">
            <text:p>1863</text:p>
          </table:table-cell>
          <table:table-cell table:style-name="ce4" table:formula="of:=([.B97]-[.$B$160])^4" office:value-type="float" office:value="3471139.76229779" calcext:value-type="float">
            <text:p>347114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44" calcext:value-type="float">
            <text:p>1144</text:p>
          </table:table-cell>
          <table:table-cell/>
          <table:table-cell table:style-name="ce4" table:formula="of:=([.B98]-[.$B$160])^2" office:value-type="float" office:value="1034.49950413224" calcext:value-type="float">
            <text:p>1034</text:p>
          </table:table-cell>
          <table:table-cell table:style-name="ce4" table:formula="of:=([.B98]-[.$B$160])^4" office:value-type="float" office:value="1070189.22404984" calcext:value-type="float">
            <text:p>1070189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435" calcext:value-type="float">
            <text:p>-1435</text:p>
          </table:table-cell>
          <table:table-cell/>
          <table:table-cell table:style-name="ce4" table:formula="of:=([.B99]-[.$B$160])^2" office:value-type="float" office:value="6486375.4631405" calcext:value-type="float">
            <text:p>6486375</text:p>
          </table:table-cell>
          <table:table-cell table:style-name="ce4" table:formula="of:=([.B99]-[.$B$160])^4" office:value-type="float" office:value="42073066648831.1" calcext:value-type="float">
            <text:p>4207306664883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422" calcext:value-type="float">
            <text:p>1422</text:p>
          </table:table-cell>
          <table:table-cell/>
          <table:table-cell table:style-name="ce4" table:formula="of:=([.B100]-[.$B$160])^2" office:value-type="float" office:value="96201.4813223141" calcext:value-type="float">
            <text:p>96201</text:p>
          </table:table-cell>
          <table:table-cell table:style-name="ce4" table:formula="of:=([.B100]-[.$B$160])^4" office:value-type="float" office:value="9254725008.60755" calcext:value-type="float">
            <text:p>9254725009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24" calcext:value-type="float">
            <text:p>1124</text:p>
          </table:table-cell>
          <table:table-cell/>
          <table:table-cell table:style-name="ce4" table:formula="of:=([.B101]-[.$B$160])^2" office:value-type="float" office:value="147.954049586779" calcext:value-type="float">
            <text:p>148</text:p>
          </table:table-cell>
          <table:table-cell table:style-name="ce4" table:formula="of:=([.B101]-[.$B$160])^4" office:value-type="float" office:value="21890.400789127" calcext:value-type="float">
            <text:p>2189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131" calcext:value-type="float">
            <text:p>2131</text:p>
          </table:table-cell>
          <table:table-cell/>
          <table:table-cell table:style-name="ce4" table:formula="of:=([.B102]-[.$B$160])^2" office:value-type="float" office:value="1038694.51768595" calcext:value-type="float">
            <text:p>1038695</text:p>
          </table:table-cell>
          <table:table-cell table:style-name="ce4" table:formula="of:=([.B102]-[.$B$160])^4" office:value-type="float" office:value="1078886301070.85" calcext:value-type="float">
            <text:p>107888630107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725" calcext:value-type="float">
            <text:p>2725</text:p>
          </table:table-cell>
          <table:table-cell/>
          <table:table-cell table:style-name="ce4" table:formula="of:=([.B103]-[.$B$160])^2" office:value-type="float" office:value="2602296.91768595" calcext:value-type="float">
            <text:p>2602297</text:p>
          </table:table-cell>
          <table:table-cell table:style-name="ce4" table:formula="of:=([.B103]-[.$B$160])^4" office:value-type="float" office:value="6771949247797.8" calcext:value-type="float">
            <text:p>6771949247798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733" calcext:value-type="float">
            <text:p>-2733</text:p>
          </table:table-cell>
          <table:table-cell/>
          <table:table-cell table:style-name="ce4" table:formula="of:=([.B104]-[.$B$160])^2" office:value-type="float" office:value="14782766.6631405" calcext:value-type="float">
            <text:p>14782767</text:p>
          </table:table-cell>
          <table:table-cell table:style-name="ce4" table:formula="of:=([.B104]-[.$B$160])^4" office:value-type="float" office:value="218530190216858" calcext:value-type="float">
            <text:p>218530190216858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957" calcext:value-type="float">
            <text:p>2957</text:p>
          </table:table-cell>
          <table:table-cell/>
          <table:table-cell table:style-name="ce4" table:formula="of:=([.B105]-[.$B$160])^2" office:value-type="float" office:value="3404628.84495868" calcext:value-type="float">
            <text:p>3404629</text:p>
          </table:table-cell>
          <table:table-cell table:style-name="ce4" table:formula="of:=([.B105]-[.$B$160])^4" office:value-type="float" office:value="11591497571924.7" calcext:value-type="float">
            <text:p>1159149757192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311" calcext:value-type="float">
            <text:p>2311</text:p>
          </table:table-cell>
          <table:table-cell/>
          <table:table-cell table:style-name="ce4" table:formula="of:=([.B106]-[.$B$160])^2" office:value-type="float" office:value="1437993.42677686" calcext:value-type="float">
            <text:p>1437993</text:p>
          </table:table-cell>
          <table:table-cell table:style-name="ce4" table:formula="of:=([.B106]-[.$B$160])^4" office:value-type="float" office:value="2067825095453.46" calcext:value-type="float">
            <text:p>2067825095453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41" calcext:value-type="float">
            <text:p>2641</text:p>
          </table:table-cell>
          <table:table-cell/>
          <table:table-cell table:style-name="ce4" table:formula="of:=([.B107]-[.$B$160])^2" office:value-type="float" office:value="2338341.42677686" calcext:value-type="float">
            <text:p>2338341</text:p>
          </table:table-cell>
          <table:table-cell table:style-name="ce4" table:formula="of:=([.B107]-[.$B$160])^4" office:value-type="float" office:value="5467840628180.84" calcext:value-type="float">
            <text:p>546784062818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144" calcext:value-type="float">
            <text:p>2144</text:p>
          </table:table-cell>
          <table:table-cell/>
          <table:table-cell table:style-name="ce4" table:formula="of:=([.B108]-[.$B$160])^2" office:value-type="float" office:value="1065361.77223141" calcext:value-type="float">
            <text:p>1065362</text:p>
          </table:table-cell>
          <table:table-cell table:style-name="ce4" table:formula="of:=([.B108]-[.$B$160])^4" office:value-type="float" office:value="1134995705732.04" calcext:value-type="float">
            <text:p>113499570573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123" calcext:value-type="float">
            <text:p>-2123</text:p>
          </table:table-cell>
          <table:table-cell/>
          <table:table-cell table:style-name="ce4" table:formula="of:=([.B109]-[.$B$160])^2" office:value-type="float" office:value="10464166.2995041" calcext:value-type="float">
            <text:p>10464166</text:p>
          </table:table-cell>
          <table:table-cell table:style-name="ce4" table:formula="of:=([.B109]-[.$B$160])^4" office:value-type="float" office:value="109498776343678" calcext:value-type="float">
            <text:p>109498776343678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547" calcext:value-type="float">
            <text:p>2547</text:p>
          </table:table-cell>
          <table:table-cell/>
          <table:table-cell table:style-name="ce4" table:formula="of:=([.B110]-[.$B$160])^2" office:value-type="float" office:value="2059694.6631405" calcext:value-type="float">
            <text:p>2059695</text:p>
          </table:table-cell>
          <table:table-cell table:style-name="ce4" table:formula="of:=([.B110]-[.$B$160])^4" office:value-type="float" office:value="4242342105369.44" calcext:value-type="float">
            <text:p>4242342105369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819" calcext:value-type="float">
            <text:p>2819</text:p>
          </table:table-cell>
          <table:table-cell/>
          <table:table-cell table:style-name="ce4" table:formula="of:=([.B111]-[.$B$160])^2" office:value-type="float" office:value="2914407.68132231" calcext:value-type="float">
            <text:p>2914408</text:p>
          </table:table-cell>
          <table:table-cell table:style-name="ce4" table:formula="of:=([.B111]-[.$B$160])^4" office:value-type="float" office:value="8493772132950.51" calcext:value-type="float">
            <text:p>849377213295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219" calcext:value-type="float">
            <text:p>-2219</text:p>
          </table:table-cell>
          <table:table-cell/>
          <table:table-cell table:style-name="ce4" table:formula="of:=([.B112]-[.$B$160])^2" office:value-type="float" office:value="11094470.8813223" calcext:value-type="float">
            <text:p>11094471</text:p>
          </table:table-cell>
          <table:table-cell table:style-name="ce4" table:formula="of:=([.B112]-[.$B$160])^4" office:value-type="float" office:value="123087284136509" calcext:value-type="float">
            <text:p>123087284136509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435" calcext:value-type="float">
            <text:p>-1435</text:p>
          </table:table-cell>
          <table:table-cell/>
          <table:table-cell table:style-name="ce4" table:formula="of:=([.B113]-[.$B$160])^2" office:value-type="float" office:value="6486375.4631405" calcext:value-type="float">
            <text:p>6486375</text:p>
          </table:table-cell>
          <table:table-cell table:style-name="ce4" table:formula="of:=([.B113]-[.$B$160])^4" office:value-type="float" office:value="42073066648831.1" calcext:value-type="float">
            <text:p>4207306664883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236" calcext:value-type="float">
            <text:p>1236</text:p>
          </table:table-cell>
          <table:table-cell/>
          <table:table-cell table:style-name="ce4" table:formula="of:=([.B114]-[.$B$160])^2" office:value-type="float" office:value="15416.6085950413" calcext:value-type="float">
            <text:p>15417</text:p>
          </table:table-cell>
          <table:table-cell table:style-name="ce4" table:formula="of:=([.B114]-[.$B$160])^4" office:value-type="float" office:value="237671820.572703" calcext:value-type="float">
            <text:p>23767182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312" calcext:value-type="float">
            <text:p>1312</text:p>
          </table:table-cell>
          <table:table-cell/>
          <table:table-cell table:style-name="ce4" table:formula="of:=([.B115]-[.$B$160])^2" office:value-type="float" office:value="40065.4813223141" calcext:value-type="float">
            <text:p>40065</text:p>
          </table:table-cell>
          <table:table-cell table:style-name="ce4" table:formula="of:=([.B115]-[.$B$160])^4" office:value-type="float" office:value="1605242793.5887" calcext:value-type="float">
            <text:p>160524279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59" calcext:value-type="float">
            <text:p>1159</text:p>
          </table:table-cell>
          <table:table-cell/>
          <table:table-cell table:style-name="ce4" table:formula="of:=([.B116]-[.$B$160])^2" office:value-type="float" office:value="2224.40859504133" calcext:value-type="float">
            <text:p>2224</text:p>
          </table:table-cell>
          <table:table-cell table:style-name="ce4" table:formula="of:=([.B116]-[.$B$160])^4" office:value-type="float" office:value="4947993.59769374" calcext:value-type="float">
            <text:p>494799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38" calcext:value-type="float">
            <text:p>1138</text:p>
          </table:table-cell>
          <table:table-cell/>
          <table:table-cell table:style-name="ce4" table:formula="of:=([.B117]-[.$B$160])^2" office:value-type="float" office:value="684.535867768599" calcext:value-type="float">
            <text:p>685</text:p>
          </table:table-cell>
          <table:table-cell table:style-name="ce4" table:formula="of:=([.B117]-[.$B$160])^4" office:value-type="float" office:value="468589.354261709" calcext:value-type="float">
            <text:p>468589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26" calcext:value-type="float">
            <text:p>1126</text:p>
          </table:table-cell>
          <table:table-cell/>
          <table:table-cell table:style-name="ce4" table:formula="of:=([.B118]-[.$B$160])^2" office:value-type="float" office:value="200.608595041325" calcext:value-type="float">
            <text:p>201</text:p>
          </table:table-cell>
          <table:table-cell table:style-name="ce4" table:formula="of:=([.B118]-[.$B$160])^4" office:value-type="float" office:value="40243.8084044541" calcext:value-type="float">
            <text:p>4024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654" calcext:value-type="float">
            <text:p>1654</text:p>
          </table:table-cell>
          <table:table-cell/>
          <table:table-cell table:style-name="ce4" table:formula="of:=([.B119]-[.$B$160])^2" office:value-type="float" office:value="293941.408595041" calcext:value-type="float">
            <text:p>293941</text:p>
          </table:table-cell>
          <table:table-cell table:style-name="ce4" table:formula="of:=([.B119]-[.$B$160])^4" office:value-type="float" office:value="86401551686.8371" calcext:value-type="float">
            <text:p>8640155168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236" calcext:value-type="float">
            <text:p>1236</text:p>
          </table:table-cell>
          <table:table-cell/>
          <table:table-cell table:style-name="ce4" table:formula="of:=([.B120]-[.$B$160])^2" office:value-type="float" office:value="15416.6085950413" calcext:value-type="float">
            <text:p>15417</text:p>
          </table:table-cell>
          <table:table-cell table:style-name="ce4" table:formula="of:=([.B120]-[.$B$160])^4" office:value-type="float" office:value="237671820.572703" calcext:value-type="float">
            <text:p>23767182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286" calcext:value-type="float">
            <text:p>1286</text:p>
          </table:table-cell>
          <table:table-cell/>
          <table:table-cell table:style-name="ce4" table:formula="of:=([.B121]-[.$B$160])^2" office:value-type="float" office:value="30332.972231405" calcext:value-type="float">
            <text:p>30333</text:p>
          </table:table-cell>
          <table:table-cell table:style-name="ce4" table:formula="of:=([.B121]-[.$B$160])^4" office:value-type="float" office:value="920089204.391186" calcext:value-type="float">
            <text:p>92008920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46" calcext:value-type="float">
            <text:p>1146</text:p>
          </table:table-cell>
          <table:table-cell/>
          <table:table-cell table:style-name="ce4" table:formula="of:=([.B122]-[.$B$160])^2" office:value-type="float" office:value="1167.15404958678" calcext:value-type="float">
            <text:p>1167</text:p>
          </table:table-cell>
          <table:table-cell table:style-name="ce4" table:formula="of:=([.B122]-[.$B$160])^4" office:value-type="float" office:value="1362248.57546683" calcext:value-type="float">
            <text:p>1362249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67" calcext:value-type="float">
            <text:p>1167</text:p>
          </table:table-cell>
          <table:table-cell/>
          <table:table-cell table:style-name="ce4" table:formula="of:=([.B123]-[.$B$160])^2" office:value-type="float" office:value="3043.02677685951" calcext:value-type="float">
            <text:p>3043</text:p>
          </table:table-cell>
          <table:table-cell table:style-name="ce4" table:formula="of:=([.B123]-[.$B$160])^4" office:value-type="float" office:value="9260011.964684" calcext:value-type="float">
            <text:p>926001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211" calcext:value-type="float">
            <text:p>2211</text:p>
          </table:table-cell>
          <table:table-cell/>
          <table:table-cell table:style-name="ce4" table:formula="of:=([.B124]-[.$B$160])^2" office:value-type="float" office:value="1208160.69950413" calcext:value-type="float">
            <text:p>1208161</text:p>
          </table:table-cell>
          <table:table-cell table:style-name="ce4" table:formula="of:=([.B124]-[.$B$160])^4" office:value-type="float" office:value="1459652275826.31" calcext:value-type="float">
            <text:p>145965227582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416" calcext:value-type="float">
            <text:p>-2416</text:p>
          </table:table-cell>
          <table:table-cell/>
          <table:table-cell table:style-name="ce4" table:formula="of:=([.B125]-[.$B$160])^2" office:value-type="float" office:value="12445629.408595" calcext:value-type="float">
            <text:p>12445629</text:p>
          </table:table-cell>
          <table:table-cell table:style-name="ce4" table:formula="of:=([.B125]-[.$B$160])^4" office:value-type="float" office:value="154893691376086" calcext:value-type="float">
            <text:p>15489369137608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747" calcext:value-type="float">
            <text:p>2747</text:p>
          </table:table-cell>
          <table:table-cell/>
          <table:table-cell table:style-name="ce4" table:formula="of:=([.B126]-[.$B$160])^2" office:value-type="float" office:value="2673760.11768595" calcext:value-type="float">
            <text:p>2673760</text:p>
          </table:table-cell>
          <table:table-cell table:style-name="ce4" table:formula="of:=([.B126]-[.$B$160])^4" office:value-type="float" office:value="7148993166927.99" calcext:value-type="float">
            <text:p>7148993166928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521" calcext:value-type="float">
            <text:p>-2521</text:p>
          </table:table-cell>
          <table:table-cell/>
          <table:table-cell table:style-name="ce4" table:formula="of:=([.B127]-[.$B$160])^2" office:value-type="float" office:value="13197500.0449587" calcext:value-type="float">
            <text:p>13197500</text:p>
          </table:table-cell>
          <table:table-cell table:style-name="ce4" table:formula="of:=([.B127]-[.$B$160])^4" office:value-type="float" office:value="174174007436684" calcext:value-type="float">
            <text:p>17417400743668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155" calcext:value-type="float">
            <text:p>-2155</text:p>
          </table:table-cell>
          <table:table-cell/>
          <table:table-cell table:style-name="ce4" table:formula="of:=([.B128]-[.$B$160])^2" office:value-type="float" office:value="10672219.8267769" calcext:value-type="float">
            <text:p>10672220</text:p>
          </table:table-cell>
          <table:table-cell table:style-name="ce4" table:formula="of:=([.B128]-[.$B$160])^4" office:value-type="float" office:value="113896276031049" calcext:value-type="float">
            <text:p>113896276031049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859" calcext:value-type="float">
            <text:p>2859</text:p>
          </table:table-cell>
          <table:table-cell/>
          <table:table-cell table:style-name="ce4" table:formula="of:=([.B129]-[.$B$160])^2" office:value-type="float" office:value="3052580.77223141" calcext:value-type="float">
            <text:p>3052581</text:p>
          </table:table-cell>
          <table:table-cell table:style-name="ce4" table:formula="of:=([.B129]-[.$B$160])^4" office:value-type="float" office:value="9318249370996.88" calcext:value-type="float">
            <text:p>931824937099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236" calcext:value-type="float">
            <text:p>-2236</text:p>
          </table:table-cell>
          <table:table-cell/>
          <table:table-cell table:style-name="ce4" table:formula="of:=([.B130]-[.$B$160])^2" office:value-type="float" office:value="11208008.317686" calcext:value-type="float">
            <text:p>11208008</text:p>
          </table:table-cell>
          <table:table-cell table:style-name="ce4" table:formula="of:=([.B130]-[.$B$160])^4" office:value-type="float" office:value="125619450449317" calcext:value-type="float">
            <text:p>12561945044931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947" calcext:value-type="float">
            <text:p>2947</text:p>
          </table:table-cell>
          <table:table-cell/>
          <table:table-cell table:style-name="ce4" table:formula="of:=([.B131]-[.$B$160])^2" office:value-type="float" office:value="3367825.57223141" calcext:value-type="float">
            <text:p>3367826</text:p>
          </table:table-cell>
          <table:table-cell table:style-name="ce4" table:formula="of:=([.B131]-[.$B$160])^4" office:value-type="float" office:value="11342249084975.8" calcext:value-type="float">
            <text:p>1134224908497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431" calcext:value-type="float">
            <text:p>-2431</text:p>
          </table:table-cell>
          <table:table-cell/>
          <table:table-cell table:style-name="ce4" table:formula="of:=([.B132]-[.$B$160])^2" office:value-type="float" office:value="12551689.4995041" calcext:value-type="float">
            <text:p>12551689</text:p>
          </table:table-cell>
          <table:table-cell table:style-name="ce4" table:formula="of:=([.B132]-[.$B$160])^4" office:value-type="float" office:value="157544909291962" calcext:value-type="float">
            <text:p>15754490929196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145" calcext:value-type="float">
            <text:p>2145</text:p>
          </table:table-cell>
          <table:table-cell/>
          <table:table-cell table:style-name="ce4" table:formula="of:=([.B133]-[.$B$160])^2" office:value-type="float" office:value="1067427.09950413" calcext:value-type="float">
            <text:p>1067427</text:p>
          </table:table-cell>
          <table:table-cell table:style-name="ce4" table:formula="of:=([.B133]-[.$B$160])^4" office:value-type="float" office:value="1139400612755.81" calcext:value-type="float">
            <text:p>113940061275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467" calcext:value-type="float">
            <text:p>2467</text:p>
          </table:table-cell>
          <table:table-cell/>
          <table:table-cell table:style-name="ce4" table:formula="of:=([.B134]-[.$B$160])^2" office:value-type="float" office:value="1836468.48132231" calcext:value-type="float">
            <text:p>1836468</text:p>
          </table:table-cell>
          <table:table-cell table:style-name="ce4" table:formula="of:=([.B134]-[.$B$160])^4" office:value-type="float" office:value="3372616482890.29" calcext:value-type="float">
            <text:p>337261648289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286" calcext:value-type="float">
            <text:p>1286</text:p>
          </table:table-cell>
          <table:table-cell/>
          <table:table-cell table:style-name="ce4" table:formula="of:=([.B135]-[.$B$160])^2" office:value-type="float" office:value="30332.972231405" calcext:value-type="float">
            <text:p>30333</text:p>
          </table:table-cell>
          <table:table-cell table:style-name="ce4" table:formula="of:=([.B135]-[.$B$160])^4" office:value-type="float" office:value="920089204.391186" calcext:value-type="float">
            <text:p>92008920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" office:value-type="float" office:value="1163" calcext:value-type="float">
            <text:p>1163</text:p>
          </table:table-cell>
          <table:table-cell/>
          <table:table-cell table:style-name="ce4" table:formula="of:=([.B136]-[.$B$160])^2" office:value-type="float" office:value="2617.71768595042" calcext:value-type="float">
            <text:p>2618</text:p>
          </table:table-cell>
          <table:table-cell table:style-name="ce4" table:formula="of:=([.B136]-[.$B$160])^4" office:value-type="float" office:value="6852445.88333763" calcext:value-type="float">
            <text:p>685244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" office:value-type="float" office:value="1307" calcext:value-type="float">
            <text:p>1307</text:p>
          </table:table-cell>
          <table:table-cell/>
          <table:table-cell table:style-name="ce4" table:formula="of:=([.B137]-[.$B$160])^2" office:value-type="float" office:value="38088.8449586777" calcext:value-type="float">
            <text:p>38089</text:p>
          </table:table-cell>
          <table:table-cell table:style-name="ce4" table:formula="of:=([.B137]-[.$B$160])^4" office:value-type="float" office:value="1450760110.28619" calcext:value-type="float">
            <text:p>145076011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" office:value-type="float" office:value="1548" calcext:value-type="float">
            <text:p>1548</text:p>
          </table:table-cell>
          <table:table-cell/>
          <table:table-cell table:style-name="ce4" table:formula="of:=([.B138]-[.$B$160])^2" office:value-type="float" office:value="190238.717685951" calcext:value-type="float">
            <text:p>190239</text:p>
          </table:table-cell>
          <table:table-cell table:style-name="ce4" table:formula="of:=([.B138]-[.$B$160])^4" office:value-type="float" office:value="36190769706.7948" calcext:value-type="float">
            <text:p>3619076970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39" calcext:value-type="float">
            <text:p>1139</text:p>
          </table:table-cell>
          <table:table-cell/>
          <table:table-cell table:style-name="ce4" table:formula="of:=([.B139]-[.$B$160])^2" office:value-type="float" office:value="737.863140495872" calcext:value-type="float">
            <text:p>738</text:p>
          </table:table-cell>
          <table:table-cell table:style-name="ce4" table:formula="of:=([.B139]-[.$B$160])^4" office:value-type="float" office:value="544442.014102431" calcext:value-type="float">
            <text:p>54444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04" calcext:value-type="float">
            <text:p>1104</text:p>
          </table:table-cell>
          <table:table-cell/>
          <table:table-cell table:style-name="ce4" table:formula="of:=([.B140]-[.$B$160])^2" office:value-type="float" office:value="61.4085950413211" calcext:value-type="float">
            <text:p>61</text:p>
          </table:table-cell>
          <table:table-cell table:style-name="ce4" table:formula="of:=([.B140]-[.$B$160])^4" office:value-type="float" office:value="3771.01554494896" calcext:value-type="float">
            <text:p>377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1167" calcext:value-type="float">
            <text:p>-1167</text:p>
          </table:table-cell>
          <table:table-cell/>
          <table:table-cell table:style-name="ce4" table:formula="of:=([.B141]-[.$B$160])^2" office:value-type="float" office:value="5193095.17223141" calcext:value-type="float">
            <text:p>5193095</text:p>
          </table:table-cell>
          <table:table-cell table:style-name="ce4" table:formula="of:=([.B141]-[.$B$160])^4" office:value-type="float" office:value="26968237467853.1" calcext:value-type="float">
            <text:p>26968237467853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26" calcext:value-type="float">
            <text:p>1126</text:p>
          </table:table-cell>
          <table:table-cell/>
          <table:table-cell table:style-name="ce4" table:formula="of:=([.B142]-[.$B$160])^2" office:value-type="float" office:value="200.608595041325" calcext:value-type="float">
            <text:p>201</text:p>
          </table:table-cell>
          <table:table-cell table:style-name="ce4" table:formula="of:=([.B142]-[.$B$160])^4" office:value-type="float" office:value="40243.8084044541" calcext:value-type="float">
            <text:p>4024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675" calcext:value-type="float">
            <text:p>1675</text:p>
          </table:table-cell>
          <table:table-cell/>
          <table:table-cell table:style-name="ce4" table:formula="of:=([.B143]-[.$B$160])^2" office:value-type="float" office:value="317153.281322314" calcext:value-type="float">
            <text:p>317153</text:p>
          </table:table-cell>
          <table:table-cell table:style-name="ce4" table:formula="of:=([.B143]-[.$B$160])^4" office:value-type="float" office:value="100586203853.511" calcext:value-type="float">
            <text:p>10058620385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154" calcext:value-type="float">
            <text:p>1154</text:p>
          </table:table-cell>
          <table:table-cell/>
          <table:table-cell table:style-name="ce4" table:formula="of:=([.B144]-[.$B$160])^2" office:value-type="float" office:value="1777.77223140497" calcext:value-type="float">
            <text:p>1778</text:p>
          </table:table-cell>
          <table:table-cell table:style-name="ce4" table:formula="of:=([.B144]-[.$B$160])^4" office:value-type="float" office:value="3160474.10675459" calcext:value-type="float">
            <text:p>316047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566" calcext:value-type="float">
            <text:p>1566</text:p>
          </table:table-cell>
          <table:table-cell/>
          <table:table-cell table:style-name="ce4" table:formula="of:=([.B145]-[.$B$160])^2" office:value-type="float" office:value="206264.608595041" calcext:value-type="float">
            <text:p>206265</text:p>
          </table:table-cell>
          <table:table-cell table:style-name="ce4" table:formula="of:=([.B145]-[.$B$160])^4" office:value-type="float" office:value="42545088758.8656" calcext:value-type="float">
            <text:p>42545088759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132" calcext:value-type="float">
            <text:p>2132</text:p>
          </table:table-cell>
          <table:table-cell/>
          <table:table-cell table:style-name="ce4" table:formula="of:=([.B146]-[.$B$160])^2" office:value-type="float" office:value="1040733.84495868" calcext:value-type="float">
            <text:p>1040734</text:p>
          </table:table-cell>
          <table:table-cell table:style-name="ce4" table:formula="of:=([.B146]-[.$B$160])^4" office:value-type="float" office:value="1083126936042.47" calcext:value-type="float">
            <text:p>108312693604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321" calcext:value-type="float">
            <text:p>-2321</text:p>
          </table:table-cell>
          <table:table-cell/>
          <table:table-cell table:style-name="ce4" table:formula="of:=([.B147]-[.$B$160])^2" office:value-type="float" office:value="11784365.4995041" calcext:value-type="float">
            <text:p>11784365</text:p>
          </table:table-cell>
          <table:table-cell table:style-name="ce4" table:formula="of:=([.B147]-[.$B$160])^4" office:value-type="float" office:value="138871270225903" calcext:value-type="float">
            <text:p>138871270225903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821" calcext:value-type="float">
            <text:p>2821</text:p>
          </table:table-cell>
          <table:table-cell/>
          <table:table-cell table:style-name="ce4" table:formula="of:=([.B148]-[.$B$160])^2" office:value-type="float" office:value="2921240.33586777" calcext:value-type="float">
            <text:p>2921240</text:p>
          </table:table-cell>
          <table:table-cell table:style-name="ce4" table:formula="of:=([.B148]-[.$B$160])^4" office:value-type="float" office:value="8533645099900.83" calcext:value-type="float">
            <text:p>8533645099901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122" calcext:value-type="float">
            <text:p>2122</text:p>
          </table:table-cell>
          <table:table-cell/>
          <table:table-cell table:style-name="ce4" table:formula="of:=([.B149]-[.$B$160])^2" office:value-type="float" office:value="1020430.57223141" calcext:value-type="float">
            <text:p>1020431</text:p>
          </table:table-cell>
          <table:table-cell table:style-name="ce4" table:formula="of:=([.B149]-[.$B$160])^4" office:value-type="float" office:value="1041278552744.51" calcext:value-type="float">
            <text:p>104127855274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311" calcext:value-type="float">
            <text:p>-2311</text:p>
          </table:table-cell>
          <table:table-cell/>
          <table:table-cell table:style-name="ce4" table:formula="of:=([.B150]-[.$B$160])^2" office:value-type="float" office:value="11715808.7722314" calcext:value-type="float">
            <text:p>11715809</text:p>
          </table:table-cell>
          <table:table-cell table:style-name="ce4" table:formula="of:=([.B150]-[.$B$160])^4" office:value-type="float" office:value="137260175187494" calcext:value-type="float">
            <text:p>13726017518749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721" calcext:value-type="float">
            <text:p>2721</text:p>
          </table:table-cell>
          <table:table-cell/>
          <table:table-cell table:style-name="ce4" table:formula="of:=([.B151]-[.$B$160])^2" office:value-type="float" office:value="2589407.60859504" calcext:value-type="float">
            <text:p>2589408</text:p>
          </table:table-cell>
          <table:table-cell table:style-name="ce4" table:formula="of:=([.B151]-[.$B$160])^4" office:value-type="float" office:value="6705031763449.89" calcext:value-type="float">
            <text:p>670503176345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126" calcext:value-type="float">
            <text:p>2126</text:p>
          </table:table-cell>
          <table:table-cell/>
          <table:table-cell table:style-name="ce4" table:formula="of:=([.B152]-[.$B$160])^2" office:value-type="float" office:value="1028527.88132231" calcext:value-type="float">
            <text:p>1028528</text:p>
          </table:table-cell>
          <table:table-cell table:style-name="ce4" table:formula="of:=([.B152]-[.$B$160])^4" office:value-type="float" office:value="1057869602657.37" calcext:value-type="float">
            <text:p>105786960265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621" calcext:value-type="float">
            <text:p>2621</text:p>
          </table:table-cell>
          <table:table-cell/>
          <table:table-cell table:style-name="ce4" table:formula="of:=([.B153]-[.$B$160])^2" office:value-type="float" office:value="2277574.88132231" calcext:value-type="float">
            <text:p>2277575</text:p>
          </table:table-cell>
          <table:table-cell table:style-name="ce4" table:formula="of:=([.B153]-[.$B$160])^4" office:value-type="float" office:value="5187347340030.36" calcext:value-type="float">
            <text:p>518734734003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251" calcext:value-type="float">
            <text:p>2251</text:p>
          </table:table-cell>
          <table:table-cell/>
          <table:table-cell table:style-name="ce4" table:formula="of:=([.B154]-[.$B$160])^2" office:value-type="float" office:value="1297693.79041322" calcext:value-type="float">
            <text:p>1297694</text:p>
          </table:table-cell>
          <table:table-cell table:style-name="ce4" table:formula="of:=([.B154]-[.$B$160])^4" office:value-type="float" office:value="1684009173677.04" calcext:value-type="float">
            <text:p>168400917367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-2321" calcext:value-type="float">
            <text:p>-2321</text:p>
          </table:table-cell>
          <table:table-cell/>
          <table:table-cell table:style-name="ce4" table:formula="of:=([.B155]-[.$B$160])^2" office:value-type="float" office:value="11784365.4995041" calcext:value-type="float">
            <text:p>11784365</text:p>
          </table:table-cell>
          <table:table-cell table:style-name="ce4" table:formula="of:=([.B155]-[.$B$160])^4" office:value-type="float" office:value="138871270225903" calcext:value-type="float">
            <text:p>138871270225903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2221" calcext:value-type="float">
            <text:p>2221</text:p>
          </table:table-cell>
          <table:table-cell/>
          <table:table-cell table:style-name="ce4" table:formula="of:=([.B156]-[.$B$160])^2" office:value-type="float" office:value="1230243.97223141" calcext:value-type="float">
            <text:p>1230244</text:p>
          </table:table-cell>
          <table:table-cell table:style-name="ce4" table:formula="of:=([.B156]-[.$B$160])^4" office:value-type="float" office:value="1513500231211.71" calcext:value-type="float">
            <text:p>151350023121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 office:value-type="float" office:value="1085" calcext:value-type="float">
            <text:p>1085</text:p>
          </table:table-cell>
          <table:table-cell/>
          <table:table-cell table:style-name="ce4" table:formula="of:=([.B157]-[.$B$160])^2" office:value-type="float" office:value="720.190413223136" calcext:value-type="float">
            <text:p>720</text:p>
          </table:table-cell>
          <table:table-cell table:style-name="ce4" table:formula="of:=([.B157]-[.$B$160])^4" office:value-type="float" office:value="518674.231298512" calcext:value-type="float">
            <text:p>518674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Default" table:formula="of:=SUM([.B48:.B157])" office:value-type="float" office:value="122412" calcext:value-type="float">
            <text:p>122412</text:p>
          </table:table-cell>
          <table:table-cell/>
          <table:table-cell table:style-name="ce4" table:formula="of:=SUM([.D48:.D157])" office:value-type="float" office:value="299237063.054545" calcext:value-type="float">
            <text:p>299237063</text:p>
          </table:table-cell>
          <table:table-cell table:style-name="ce4" table:formula="of:=SUM([.E48:.E157])" office:value-type="float" office:value="2518651562187630" calcext:value-type="float">
            <text:p>251865156218763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ave</text:p>
          </table:table-cell>
          <table:table-cell table:formula="of:=AVERAGE([.B48:.B157])-1" office:value-type="float" office:value="1111.83636363636" calcext:value-type="float">
            <text:p>11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rtosis</text:p>
          </table:table-cell>
          <table:table-cell table:style-name="Default"/>
          <table:table-cell table:number-columns-repeated="2"/>
          <table:table-cell table:formula="of:=INT([.E159]/[.D159])" office:value-type="float" office:value="8416910" calcext:value-type="float">
            <text:p>841691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B3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number:min-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22T16:12:11.551462129</meta:creation-date>
    <dc:date>2024-01-13T14:51:19.495655474</dc:date>
    <meta:editing-duration>PT3H7M49S</meta:editing-duration>
    <meta:editing-cycles>95</meta:editing-cycles>
    <meta:generator>LibreOffice/7.3.7.2$Linux_X86_64 LibreOffice_project/30$Build-2</meta:generator>
    <meta:document-statistic meta:table-count="1" meta:cell-count="460" meta:object-count="0"/>
  </office:meta>
</office:document-meta>
</file>